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6770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Activity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pprehensions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racks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Building Searches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Narcotics Searches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Explosives Searches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oot Patrols with K-9</text:p>
          </table:table-cell>
          <table:table-cell table:style-name="ce21" office:value-type="float" office:value="237">
            <text:p>23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